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  <style:text-properties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text-properties fo:font-size="24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text-properties fo:font-size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<text:span text:style-name="T1">Control Flow, Iterators, and Exceptions</text:span>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xceptions</text:p>
              </text:list-item>
              <text:list-item>
                <text:p>lifetime, dtor if scope exited via exception</text:p>
              </text:list-item>
              <text:list-item>
                <text:p>RAII</text:p>
              </text:list-item>
              <text:list-item>
                <text:p>use of predefined exception class</text:p>
              </text:list-item>
              <text:list-item>
                <text:p>throw</text:p>
              </text:list-item>
              <text:list-item>
                <text:p>handle</text:p>
              </text:list-item>
              <text:list-item>
                <text:p>empty handler is bad smell</text:p>
              </text:list-item>
              <text:list-item>
                <text:p>use of predefined iterators (for_each, copy, et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Failur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3" draw:layer="layout" svg:width="11.684cm" svg:height="2.18cm" svg:x="2cm" svg:y="12.5cm">
          <text:p><text:span text:style-name="T2">a = f() * <text:s/>g() + h();</text:span></text:p>
          <text:p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Object Lifetim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3" draw:layer="layout" svg:width="11.684cm" svg:height="2.18cm" svg:x="2cm" svg:y="12.5cm">
          <text:p text:style-name="P5"><text:span text:style-name="T2">a = f() * <text:s/>g() + h();</text:span></text:p>
          <text:p text:style-name="P5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RAII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3" draw:layer="layout" svg:width="11.684cm" svg:height="2.18cm" svg:x="2cm" svg:y="12.5cm">
          <text:p text:style-name="P5"><text:span text:style-name="T2">a = f() * <text:s/>g() + h();</text:span></text:p>
          <text:p text:style-name="P5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throw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3" draw:layer="layout" svg:width="11.684cm" svg:height="2.18cm" svg:x="2cm" svg:y="12.5cm">
          <text:p text:style-name="P5"><text:span text:style-name="T2">a = f() * <text:s/>g() + h();</text:span></text:p>
          <text:p text:style-name="P5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catch handler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3" draw:layer="layout" svg:width="11.684cm" svg:height="2.18cm" svg:x="2cm" svg:y="12.5cm">
          <text:p text:style-name="P5"><text:span text:style-name="T2">a = f() * <text:s/>g() + h();</text:span></text:p>
          <text:p text:style-name="P5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catch all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3" draw:layer="layout" svg:width="11.684cm" svg:height="2.18cm" svg:x="2cm" svg:y="12.5cm">
          <text:p text:style-name="P5"><text:span text:style-name="T2">a = f() * <text:s/>g() + h();</text:span></text:p>
          <text:p text:style-name="P5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dropped catch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3" draw:layer="layout" svg:width="11.684cm" svg:height="2.18cm" svg:x="2cm" svg:y="12.5cm">
          <text:p text:style-name="P5"><text:span text:style-name="T2">a = f() * <text:s/>g() + h();</text:span></text:p>
          <text:p text:style-name="P5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itera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via indexing</text:p>
              </text:list-item>
              <text:list-item>
                <text:p>via pointer provides iterator model</text:p>
              </text:list-item>
            </text:list>
          </draw:text-box>
        </draw:frame>
        <draw:custom-shape draw:style-name="gr2" draw:text-style-name="P3" draw:layer="layout" svg:width="11.684cm" svg:height="2.18cm" svg:x="2cm" svg:y="12.5cm">
          <text:p text:style-name="P5"><text:span text:style-name="T2">a = f() * <text:s/>g() + h();</text:span></text:p>
          <text:p text:style-name="P5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iterator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3" draw:layer="layout" svg:width="11.684cm" svg:height="2.18cm" svg:x="2cm" svg:y="12.5cm">
          <text:p text:style-name="P5"><text:span text:style-name="T2">a = f() * <text:s/>g() + h();</text:span></text:p>
          <text:p text:style-name="P5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algorithm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3" draw:layer="layout" svg:width="11.684cm" svg:height="2.18cm" svg:x="2cm" svg:y="12.5cm">
          <text:p text:style-name="P5"><text:span text:style-name="T2">a = f() * <text:s/>g() + h();</text:span></text:p>
          <text:p text:style-name="P5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05H02M40S</meta:editing-duration>
    <meta:editing-cycles>29</meta:editing-cycles>
    <dc:date>2011-03-10T16:19:14</dc:date>
    <meta:generator>NeoOffice/3.1.2$Unix OpenOffice.org_project/Patch 4</meta:generator>
    <meta:document-statistic meta:object-count="72"/>
  </office:meta>
</office:document-meta>
</file>